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paragraph-rsid="0003a250" style:font-size-asian="10.5pt" style:font-size-complex="12pt"/>
    </style:style>
    <style:style style:name="P2" style:family="paragraph" style:parent-style-name="Standard">
      <style:paragraph-properties fo:text-align="start" style:justify-single-word="false"/>
      <style:text-properties fo:font-size="12pt" fo:font-style="normal" officeooo:paragraph-rsid="0003a250" style:font-size-asian="10.5pt" style:font-style-asian="normal" style:font-size-complex="12pt" style:font-style-complex="normal"/>
    </style:style>
    <style:style style:name="P3" style:family="paragraph" style:parent-style-name="Standard">
      <style:text-properties fo:font-style="normal" officeooo:paragraph-rsid="0003a250" style:font-style-asian="normal" style:font-style-complex="normal"/>
    </style:style>
    <style:style style:name="P4" style:family="paragraph" style:parent-style-name="Standard">
      <style:paragraph-properties fo:text-align="center" style:justify-single-word="false"/>
      <style:text-properties fo:font-size="14pt" fo:font-weight="bold" officeooo:rsid="0003a250" officeooo:paragraph-rsid="0003a250" style:font-size-asian="12.25pt" style:font-weight-asian="bold" style:font-size-complex="14pt" style:font-weight-complex="bold"/>
    </style:style>
    <style:style style:name="P5" style:family="paragraph" style:parent-style-name="Standard">
      <style:paragraph-properties fo:text-align="center" style:justify-single-word="false"/>
      <style:text-properties fo:font-size="14pt" officeooo:rsid="0003a250" officeooo:paragraph-rsid="0003a250" style:font-size-asian="12.25pt" style:font-size-complex="14pt"/>
    </style:style>
    <style:style style:name="P6" style:family="paragraph" style:parent-style-name="Standard">
      <style:paragraph-properties fo:text-align="start" style:justify-single-word="false"/>
      <style:text-properties fo:font-size="12pt" fo:font-weight="bold" officeooo:rsid="0003a250" officeooo:paragraph-rsid="0003a250"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officeooo:rsid="0003a250" officeooo:paragraph-rsid="0003a250" style:font-size-asian="10.5pt" style:font-size-complex="12pt"/>
    </style:style>
    <style:style style:name="P8" style:family="paragraph" style:parent-style-name="Standard">
      <style:paragraph-properties fo:text-align="start" style:justify-single-word="false"/>
      <style:text-properties fo:font-size="12pt" fo:font-style="normal" officeooo:rsid="0003a250" officeooo:paragraph-rsid="0003a250" style:font-size-asian="10.5pt" style:font-style-asian="normal" style:font-size-complex="12pt" style:font-style-complex="normal"/>
    </style:style>
    <style:style style:name="P9" style:family="paragraph" style:parent-style-name="Standard">
      <style:text-properties fo:font-size="12pt" fo:font-style="normal" style:text-underline-style="none" officeooo:rsid="0003a250" style:font-size-asian="10.5pt" style:font-style-asian="normal" style:font-size-complex="12pt" style:font-style-complex="normal"/>
    </style:style>
    <style:style style:name="P10" style:family="paragraph" style:parent-style-name="Standard">
      <style:text-properties fo:font-size="12pt" fo:font-style="normal" style:text-underline-style="none" officeooo:rsid="0003a250" officeooo:paragraph-rsid="0003a250" style:font-size-asian="10.5pt" style:font-style-asian="normal" style:font-size-complex="12pt" style:font-style-complex="normal"/>
    </style:style>
    <style:style style:name="P11" style:family="paragraph" style:parent-style-name="Standard">
      <style:text-properties fo:font-size="12pt" fo:font-style="normal" style:text-underline-style="none" officeooo:rsid="0005a08e" officeooo:paragraph-rsid="0003a250" style:font-size-asian="10.5pt" style:font-style-asian="normal" style:font-size-complex="12pt" style:font-style-complex="normal"/>
    </style:style>
    <style:style style:name="P12" style:family="paragraph" style:parent-style-name="Standard">
      <style:text-properties fo:font-size="12pt" fo:font-style="normal" style:text-underline-style="none" officeooo:rsid="0005a08e" officeooo:paragraph-rsid="0005a08e" style:font-size-asian="10.5pt" style:font-style-asian="normal" style:font-size-complex="12pt" style:font-style-complex="normal"/>
    </style:style>
    <style:style style:name="P13" style:family="paragraph" style:parent-style-name="Standard">
      <style:text-properties fo:font-size="12pt" fo:font-style="normal" style:text-underline-style="none" fo:font-weight="bold" officeooo:rsid="0003a250" officeooo:paragraph-rsid="0003a250" style:font-size-asian="10.5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font-size="12pt" fo:font-style="italic" officeooo:rsid="0003a250" officeooo:paragraph-rsid="0003a250" style:font-size-asian="10.5pt" style:font-style-asian="italic" style:font-size-complex="12pt" style:font-style-complex="italic"/>
    </style:style>
    <style:style style:name="P15" style:family="paragraph" style:parent-style-name="Standard">
      <style:text-properties fo:font-size="12pt" fo:font-style="italic" style:text-underline-style="none" officeooo:rsid="0003a250" style:font-size-asian="10.5pt" style:font-style-asian="italic" style:font-size-complex="12pt" style:font-style-complex="italic"/>
    </style:style>
    <style:style style:name="P16" style:family="paragraph" style:parent-style-name="Standard">
      <style:text-properties fo:font-size="12pt" fo:font-style="italic" style:text-underline-style="none" officeooo:rsid="0003a250" officeooo:paragraph-rsid="0003a250" style:font-size-asian="10.5pt" style:font-style-asian="italic" style:font-size-complex="12pt" style:font-style-complex="italic"/>
    </style:style>
    <style:style style:name="T1" style:family="text">
      <style:text-properties officeooo:rsid="0003a250"/>
    </style:style>
    <style:style style:name="T2" style:family="text">
      <style:text-properties fo:font-style="italic" officeooo:rsid="0003a250" style:font-style-asian="italic" style:font-style-complex="italic"/>
    </style:style>
    <style:style style:name="T3" style:family="text">
      <style:text-properties fo:font-style="normal" officeooo:rsid="0003a250" style:font-style-asian="normal" style:font-style-complex="normal"/>
    </style:style>
    <style:style style:name="T4" style:family="text">
      <style:text-properties fo:font-size="12pt" fo:font-style="normal" officeooo:rsid="0003a250" style:font-size-asian="10.5pt" style:font-style-asian="normal" style:font-size-complex="12pt" style:font-style-complex="normal"/>
    </style:style>
    <style:style style:name="T5" style:family="text">
      <style:text-properties fo:font-size="12pt" fo:font-style="normal" style:text-underline-style="none" officeooo:rsid="0003a250" style:font-size-asian="10.5pt" style:font-style-asian="normal" style:font-size-complex="12pt" style:font-style-complex="normal"/>
    </style:style>
    <style:style style:name="T6" style:family="text">
      <style:text-properties fo:font-size="12pt" fo:font-style="italic" officeooo:rsid="0003a250" style:font-size-asian="10.5pt" style:font-style-asian="italic" style:font-size-complex="12pt" style:font-style-complex="italic"/>
    </style:style>
    <style:style style:name="T7" style:family="text">
      <style:text-properties fo:font-size="12pt" fo:font-style="italic" style:text-underline-style="solid" style:text-underline-width="auto" style:text-underline-color="font-color" officeooo:rsid="0003a250" style:font-size-asian="10.5pt" style:font-style-asian="italic" style:font-size-complex="12pt" style:font-style-complex="italic"/>
    </style:style>
    <style:style style:name="T8" style:family="text">
      <style:text-properties fo:font-size="12pt" fo:font-style="italic" style:text-underline-style="none" officeooo:rsid="0003a250" style:font-size-asian="10.5pt" style:font-style-asian="italic" style:font-size-complex="12pt" style:font-style-complex="italic"/>
    </style:style>
    <style:style style:name="T9" style:family="text">
      <style:text-properties fo:font-size="12pt" fo:font-style="italic" style:text-underline-style="none" officeooo:rsid="0005a08e" style:font-size-asian="10.5pt" style:font-style-asian="italic" style:font-size-complex="12pt" style:font-style-complex="italic"/>
    </style:style>
    <style:style style:name="T10" style:family="text">
      <style:text-properties fo:font-size="12pt" style:text-underline-style="none" officeooo:rsid="0003a250" style:font-size-asian="10.5pt" style:font-size-complex="12pt"/>
    </style:style>
    <style:style style:name="T11" style:family="text">
      <style:text-properties fo:font-size="12pt" style:text-underline-style="none" officeooo:rsid="0005a08e" style:font-size-asian="10.5pt" style:font-size-complex="12pt"/>
    </style:style>
    <style:style style:name="T12" style:family="text">
      <style:text-properties fo:font-size="12pt" style:text-underline-style="none" officeooo:rsid="00091eb6" style:font-size-asian="10.5pt" style:font-size-complex="12pt"/>
    </style:style>
    <style:style style:name="T13" style:family="text">
      <style:text-properties officeooo:rsid="000aec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ssignment 3: Assess IDAK 3D calibration</text:p>
      <text:p text:style-name="P4">Seth <text:span text:style-name="T13">Ahr</text:span>enbach</text:p>
      <text:p text:style-name="P5"/>
      <text:p text:style-name="P6">1. Objective</text:p>
      <text:p text:style-name="P7"/>
      <text:p text:style-name="P7">The objective of this lab is to assess whether the IDAK 3D sensor is properly calibrated.</text:p>
      <text:p text:style-name="P7"/>
      <text:p text:style-name="P6">2. Method</text:p>
      <text:p text:style-name="P7"/>
      <text:p text:style-name="P1"><text:span text:style-name="T1">The company has provided a theoretical error covariance matrix, which I denote </text:span><text:span text:style-name="T2">givenCo</text:span><text:span text:style-name="T3">. </text:span></text:p>
      <text:p text:style-name="P8"/>
      <text:p text:style-name="P1"><text:span text:style-name="T3"><text:tab/>g</text:span><text:span text:style-name="T2">ivenCo = <text:s/>[ 1 <text:s text:c="3"/>1 <text:s text:c="3"/>1</text:span></text:p>
      <text:p text:style-name="P14"><text:s text:c="34"/>1 <text:s text:c="3"/>2 <text:s text:c="3"/>2</text:p>
      <text:p text:style-name="P14"><text:s text:c="34"/>1 <text:s text:c="3"/>2 <text:s text:c="3"/>3 ].</text:p>
      <text:p text:style-name="P14"/>
      <text:p text:style-name="P2"><text:span text:style-name="T1">We have been provided with 100,000 test measurements of a beacon with known coordinates, which I denote </text:span><text:span text:style-name="T2">actual</text:span><text:span text:style-name="T1">,</text:span></text:p>
      <text:p text:style-name="P8"/>
      <text:p text:style-name="P2"><text:span text:style-name="T1"><text:tab/></text:span><text:span text:style-name="T2">actual = [12.9 <text:s text:c="6"/>130.4 <text:s text:c="7"/>23.5]</text:span></text:p>
      <text:p text:style-name="P14"/>
      <text:p text:style-name="Standard"><text:span text:style-name="T4">We assume the provided test measurements are independent of each other. Our procedure, then, assesses whether the instrument contains </text:span><text:span text:style-name="T6">bias</text:span><text:span text:style-name="T4">, and determines whether the theoretical covariance matrix is </text:span><text:span text:style-name="T6">conservative</text:span><text:span text:style-name="T4">. That is, the provided theoretical covariance matrix should provide an upper bound on the expected error covariance. Thus, we compute the mean of the measurements, denoted </text:span><text:span text:style-name="T6">meanM</text:span><text:span text:style-name="T4">, and the error covariance matrix of the test measurements, denoted as </text:span><text:span text:style-name="T6">covarM. </text:span><text:span text:style-name="T4">We check that </text:span><text:span text:style-name="T6">meanM</text:span><text:span text:style-name="T4"> is roughly equivalent to </text:span><text:span text:style-name="T6">actual</text:span><text:span text:style-name="T4">, and whether </text:span><text:span text:style-name="T6">covarM </text:span><text:span text:style-name="T7">&lt;</text:span><text:span text:style-name="T8"> givenCo</text:span><text:span text:style-name="T5">.</text:span></text:p>
      <text:p text:style-name="P9"/>
      <text:p text:style-name="P13">3. Results</text:p>
      <text:p text:style-name="P10"/>
      <text:p text:style-name="P15"><text:tab/>meanM <text:s text:c="3"/>= <text:s text:c="3"/>[ 12.896 <text:s text:c="3"/>130.398 <text:s text:c="4"/>23.495]</text:p>
      <text:p text:style-name="P15"/>
      <text:p text:style-name="P10">We conclude based on this computed mean that the instrument is free from bias.</text:p>
      <text:p text:style-name="P10"/>
      <text:p text:style-name="P3"><text:span text:style-name="T10"><text:tab/>c</text:span><text:span text:style-name="T8">ovarM = [ 0.99743 <text:s text:c="5"/>0.99910 <text:s text:c="6"/>1.00008</text:span></text:p>
      <text:p text:style-name="P16"><text:s text:c="32"/>0.99910 <text:s text:c="5"/>2.00373 <text:s text:c="6"/>2.00845</text:p>
      <text:p text:style-name="P16"><text:s text:c="32"/>1.00008 <text:s text:c="5"/>2.00845 <text:s text:c="6"/>3.01143 ]</text:p>
      <text:p text:style-name="P16"/>
      <text:p text:style-name="P3"><text:span text:style-name="T10">To check </text:span><text:span text:style-name="T8">covarM </text:span><text:span text:style-name="T7">&lt;</text:span><text:span text:style-name="T8"> givenCo</text:span><text:span text:style-name="T10">, we compute </text:span><text:span text:style-name="T8">eig</text:span><text:span text:style-name="T10">(</text:span><text:span text:style-name="T8">givenCo .- covarM) =</text:span></text:p>
      <text:p text:style-name="P16"/>
      <text:p text:style-name="P16"><text:tab/>[-0.0168728</text:p>
      <text:p text:style-name="P16"><text:s text:c="14"/>0.0012327</text:p>
      <text:p text:style-name="P16"><text:s text:c="13"/>0.0030546 ].</text:p>
      <text:p text:style-name="P10"/>
      <text:p text:style-name="P3"><text:span text:style-name="T10">This is a potentially troubling result, as the first eigenvalue is slightly negative, indicating that the matrix resulting from the subtraction contains a negative value in the diagonal. This means that </text:span><text:span text:style-name="T9">covarM</text:span><text:span text:style-name="T11"> may fail to be less than or equal to </text:span><text:span text:style-name="T9">givenCo</text:span><text:span text:style-name="T11">. One nuance involved in the operation concerns the potential introduction of error via the computation process itself, wherein the computed eigenvalue may be fluctuating around a mean of 0. In this case, the eigenvalue in question may actually be 0. However, </text:span><text:soft-page-break/><text:span text:style-name="T11">my judgment is that -0.0168728 is not close enough to 0 to justify such a conclusion, </text:span><text:span text:style-name="T12">though</text:span><text:span text:style-name="T11"> indeed the value seems to be converging on 0. It may be that with more test data, the potential error introduced by computation would vanish, but based on this data set, and this eigenvalue, I judge that the theoretical error covariance matrix </text:span><text:span text:style-name="T9">givenCo</text:span><text:span text:style-name="T11"> is not sufficiently conservative. I do not know the future applications of the sensor, and it may be the case that two decimal places of unexpected error is catastrophic for some of them.</text:span></text:p>
      <text:p text:style-name="P11"/>
      <text:p text:style-name="P12">Attached is the Octave code used to generate my results:</text:p>
      <text:p text:style-name="P12"/>
      <text:p text:style-name="P12"># Assignment 3: Assess the calibration of a 3D sensor</text:p>
      <text:p text:style-name="P12"># Seth Kurtenbach</text:p>
      <text:p text:style-name="P12"/>
      <text:p text:style-name="P12">actual = [12.9, 130.4, 23.5]; </text:p>
      <text:p text:style-name="P12">givenCo = [1,1,1;1,2,2;1,2,3];</text:p>
      <text:p text:style-name="P12"/>
      <text:p text:style-name="P12">fm = fopen("A3-MeasurementData(1).bin");</text:p>
      <text:p text:style-name="P12"/>
      <text:p text:style-name="P12">meas = fread(fm, [3, 100000], "float");</text:p>
      <text:p text:style-name="P12">meas = meas';</text:p>
      <text:p text:style-name="P12"/>
      <text:p text:style-name="P12">meanM = mean(meas);</text:p>
      <text:p text:style-name="P12"># meanM = 12.896, 130.398, 23.495</text:p>
      <text:p text:style-name="P12"/>
      <text:p text:style-name="P12">errorM = meanM .- actual;</text:p>
      <text:p text:style-name="P12"/>
      <text:p text:style-name="P12">varM = var(meas);</text:p>
      <text:p text:style-name="P12"/>
      <text:p text:style-name="P12">covarM = cov(meas);</text:p>
      <text:p text:style-name="P12"/>
      <text:p text:style-name="P12">eigs = eig(givenCo .- covarM);</text:p>
      <text:p text:style-name="P12"/>
      <text:p text:style-name="P12"># eigs = [ -0.0168728 <text:s text:c="3"/></text:p>
      <text:p text:style-name="P12"># <text:s text:c="13"/>0.0012327</text:p>
      <text:p text:style-name="P12">#<text:tab/> <text:s text:c="3"/>0.003054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3T19:08:38.80</meta:creation-date>
    <dc:date>2017-04-21T11:21:48.20</dc:date>
    <meta:editing-duration>P21DT15H46M25S</meta:editing-duration>
    <meta:editing-cycles>4</meta:editing-cycles>
    <meta:generator>LibreOffice/3.6$Windows_x86 LibreOffice_project/2ef5aff-a6fb0ff-166bdff-cf087ad-0f1389</meta:generator>
    <meta:document-statistic meta:table-count="0" meta:image-count="0" meta:object-count="0" meta:page-count="2" meta:paragraph-count="40" meta:word-count="463" meta:character-count="3041" meta:non-whitespace-character-count="2353"/>
  </office:meta>
</office:document-meta>
</file>